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1a0c" officeooo:paragraph-rsid="001c1a0c" style:font-size-asian="12.25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c1a0c" officeooo:paragraph-rsid="001c1a0c" style:font-size-asian="12.25pt" style:font-size-complex="14pt"/>
    </style:style>
    <style:style style:name="P3" style:family="paragraph" style:parent-style-name="Standard">
      <style:text-properties fo:font-size="12pt" officeooo:rsid="001c1a0c" officeooo:paragraph-rsid="001c1a0c" style:font-size-asian="10.5pt" style:font-size-complex="12pt"/>
    </style:style>
    <style:style style:name="P4" style:family="paragraph" style:parent-style-name="Standard">
      <style:text-properties officeooo:paragraph-rsid="001c5124"/>
    </style:style>
    <style:style style:name="P5" style:family="paragraph" style:parent-style-name="Standard">
      <style:text-properties officeooo:paragraph-rsid="001f9257"/>
    </style:style>
    <style:style style:name="P6" style:family="paragraph" style:parent-style-name="Standard">
      <style:text-properties officeooo:paragraph-rsid="002030fc"/>
    </style:style>
    <style:style style:name="T1" style:family="text">
      <style:text-properties fo:font-size="12pt" officeooo:rsid="001c1a0c" style:font-size-asian="10.5pt" style:font-size-complex="12pt"/>
    </style:style>
    <style:style style:name="T2" style:family="text">
      <style:text-properties fo:font-size="12pt" officeooo:rsid="001c5124" style:font-size-asian="10.5pt" style:font-size-complex="12pt"/>
    </style:style>
    <style:style style:name="T3" style:family="text">
      <style:text-properties fo:font-size="12pt" officeooo:rsid="001c9217" style:font-size-asian="10.5pt" style:font-size-complex="12pt"/>
    </style:style>
    <style:style style:name="T4" style:family="text">
      <style:text-properties fo:font-size="12pt" officeooo:rsid="001e4550" style:font-size-asian="10.5pt" style:font-size-complex="12pt"/>
    </style:style>
    <style:style style:name="T5" style:family="text">
      <style:text-properties fo:font-size="12pt" officeooo:rsid="001f9257" style:font-size-asian="10.5pt" style:font-size-complex="12pt"/>
    </style:style>
    <style:style style:name="T6" style:family="text">
      <style:text-properties fo:font-size="12pt" officeooo:rsid="001fee3e" style:font-size-asian="10.5pt" style:font-size-complex="12pt"/>
    </style:style>
    <style:style style:name="T7" style:family="text">
      <style:text-properties fo:font-size="12pt" officeooo:rsid="002030fc" style:font-size-asian="10.5pt" style:font-size-complex="12pt"/>
    </style:style>
    <style:style style:name="T8" style:family="text">
      <style:text-properties fo:font-size="12pt" officeooo:rsid="00212493" style:font-size-asian="10.5pt" style:font-size-complex="12pt"/>
    </style:style>
    <style:style style:name="T9" style:family="text">
      <style:text-properties fo:font-size="12pt" officeooo:rsid="0022bfc0" style:font-size-asian="10.5pt" style:font-size-complex="12pt"/>
    </style:style>
    <style:style style:name="T10" style:family="text">
      <style:text-properties fo:font-size="12pt" officeooo:rsid="00243be2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pstone Assessment – Anurag Neti</text:p>
      <text:p text:style-name="P1"/>
      <text:p text:style-name="P3">For my senior design project, I will build Neural-Network based language software that translates between English and Japanese, while minimizing loss in meaning that could potentially occur during translation. </text:p>
      <text:p text:style-name="P3"/>
      <text:p text:style-name="P4"><text:span text:style-name="T1">The knowledge I have obtained from various College Courses I have taken during my time at the University of Cincinnati. The project will be implemented in Python, so </text:span><text:span text:style-name="T2">CS (INSERT COURSE NUMBER HERE), which I took in the Fall of 2016,</text:span><text:span text:style-name="T1"> </text:span><text:span text:style-name="T2">will aid my approach to this project. Additionally, (INSERT ARTIFICIAL INTELLIGENCE COURSE TITLE HERE), which I studied during the FALL of 2018, introduced to various topics relevant to this Capstone, </text:span><text:span text:style-name="T3">such as </text:span><text:span text:style-name="T4">Natural Language Processing and Machine Learning. </text:span></text:p>
      <text:p text:style-name="P4"><text:span text:style-name="T4"/></text:p>
      <text:p text:style-name="P5"><text:span text:style-name="T4">I also spent two semesters on co-ops dedicated to bu</text:span><text:span text:style-name="T5">i</text:span><text:span text:style-name="T4">lding project</text:span><text:span text:style-name="T5">s relevant to my Senior Design. During the spring of 2018 for Professor Fred Annexstein, and spent 4 months experimenting with a Social Network related to Donald Trump that leveraged Sentiment Analysis. The experience acquainted </text:span><text:span text:style-name="T6">me with various python Machine Learning packages such as tkinter. </text:span><text:span text:style-name="T5">During the summer of 2020, I spent my second co-op </text:span><text:span text:style-name="T6">of pertinence working for Kohl’s as a Big Data Engineering Intern. Big Data is a major concept in the retail space, and I interviewed many employees working there who gave me insight into how the company uses data and leverages machine learning to provide customer with an enjoyable shopping experience. </text:span><text:span text:style-name="T5"><text:s/></text:span></text:p>
      <text:p text:style-name="P5"><text:span text:style-name="T5"/></text:p>
      <text:p text:style-name="P6"><text:span text:style-name="T5">F</text:span><text:span text:style-name="T7">inally, I will elaborate on why I wish to pursue this project for my Senior Design; I have always been fascinated by languages and how we, as people, use them to navigate and find meaning in our world. I had purchased a book on Natural Language Processing a few years, and spent a considerable amount of time working through that book. A few months ago, I decided to teach myself Japanese in order to be able to watch and understand Anime in its original language. As I began to study the language, the grammatical difference between Japanese and English fascinated me, and thus motivated the idea build a software that could translate between those languages. </text:span></text:p>
      <text:p text:style-name="P6"><text:span text:style-name="T7"/></text:p>
      <text:p text:style-name="P6"><text:span text:style-name="T7">Being a visual learner, I was drawn to the field of neural networks and deep-learning. I enjoy visualizing how those networks work, and have read numerous articles about how successful deep learning models </text:span><text:span text:style-name="T10">have been </text:span><text:span text:style-name="T7">in the past. For instance, AlphaG</text:span><text:span text:style-name="T8">o</text:span><text:span text:style-name="T7">, a deep-learning based AI </text:span><text:span text:style-name="T8">successfully beat </text:span><text:span text:style-name="T9">Lee Sedol, a </text:span><text:span text:style-name="T8">world champion at the game of Go, an ancient Chinese board game. Thus, it seemed natural to me to combine my passions for deep learning and languages into this project. </text:span><text:span text:style-name="T7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7:05:43.211737812</meta:creation-date>
    <meta:editing-duration>PT11M53S</meta:editing-duration>
    <meta:editing-cycles>8</meta:editing-cycles>
    <meta:generator>LibreOffice/6.4.6.2$Linux_X86_64 LibreOffice_project/40$Build-2</meta:generator>
    <dc:date>2020-11-23T17:28:07.795138528</dc:date>
    <meta:document-statistic meta:table-count="0" meta:image-count="0" meta:object-count="0" meta:page-count="1" meta:paragraph-count="6" meta:word-count="422" meta:character-count="2591" meta:non-whitespace-character-count="2167"/>
  </office:meta>
</office:document-meta>
</file>